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>
      <style:text-properties fo:font-weight="bold" officeooo:rsid="001de20c" officeooo:paragraph-rsid="001de20c" style:font-weight-asian="bold" style:font-weight-complex="bold"/>
    </style:style>
    <style:style style:name="P2" style:family="paragraph" style:parent-style-name="Standard" style:list-style-name="L2">
      <style:text-properties fo:font-weight="normal" officeooo:rsid="001de20c" officeooo:paragraph-rsid="001de20c" style:font-weight-asian="normal" style:font-weight-complex="normal"/>
    </style:style>
    <style:style style:name="P3" style:family="paragraph" style:parent-style-name="Standard" style:list-style-name="L5">
      <style:text-properties fo:font-weight="normal" officeooo:rsid="001de20c" officeooo:paragraph-rsid="001de20c" style:font-weight-asian="normal" style:font-weight-complex="normal"/>
    </style:style>
    <style:style style:name="P4" style:family="paragraph" style:parent-style-name="Standard">
      <style:text-properties officeooo:paragraph-rsid="001de20c"/>
    </style:style>
    <style:style style:name="P5" style:family="paragraph" style:parent-style-name="Standard">
      <style:text-properties fo:font-size="14pt" fo:font-weight="bold" officeooo:rsid="001de20c" officeooo:paragraph-rsid="001de20c" style:font-size-asian="14pt" style:font-weight-asian="bold" style:font-size-complex="14pt" style:font-weight-complex="bold"/>
    </style:style>
    <style:style style:name="P6" style:family="paragraph" style:parent-style-name="Standard" style:list-style-name="L4">
      <style:text-properties officeooo:paragraph-rsid="001de20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de20c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ee2b6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C1. Udział w grze losowej</text:p>
      <text:p text:style-name="P1"><text:tab/><text:span text:style-name="T1">Atrybuty: </text:span><text:span text:style-name="T2">aktor inicjujący: Klient</text:span></text:p>
      <text:p text:style-name="P1"><text:span text:style-name="T1">Główny scenariusz:</text:span></text:p>
      <text:list xml:id="list3174217039" text:style-name="L2">
        <text:list-item>
          <text:p text:style-name="P2"><text:span text:style-name="T1">Klient loguje się do systemu</text:span></text:p>
        </text:list-item>
        <text:list-item>
          <text:p text:style-name="P2"><text:span text:style-name="T1">Klient sprawdza dostępne gry losowe</text:span></text:p>
        </text:list-item>
        <text:list-item>
          <text:p text:style-name="P2"><text:span text:style-name="T1">Klient wybiera grę losową</text:span></text:p>
        </text:list-item>
        <text:list-item>
          <text:p text:style-name="P2"><text:span text:style-name="T1">Klient uiszcza opłatę za udział w grze</text:span></text:p>
        </text:list-item>
        <text:list-item>
          <text:p text:style-name="P2"><text:span text:style-name="T1">Gra zostaje przeprowadzona przez system</text:span></text:p>
        </text:list-item>
        <text:list-item>
          <text:p text:style-name="P2"><text:span text:style-name="T1">System sprawdza czy klient wygrał</text:span></text:p>
        </text:list-item>
        <text:list-item>
          <text:p text:style-name="P2"><text:span text:style-name="T1">W przypadku wygranej system wypłaca pieniądze klientowi</text:span></text:p>
        </text:list-item>
      </text:list>
      <text:p text:style-name="P1"><text:span text:style-name="T1">Rozszerzenia:</text:span></text:p>
      <text:p text:style-name="P4"><text:span text:style-name="T3"><text:s text:c="5"/><text:tab/>1A <text:s/>Zła nazwa użytkownika</text:span></text:p>
      <text:p text:style-name="P4"><text:span text:style-name="T3"><text:tab/><text:tab/>1A.1 System prosi o ponowne podanie nazwy użytkownika</text:span></text:p>
      <text:p text:style-name="P4"><text:span text:style-name="T3"><text:tab/>1B <text:s/>Złe hasło</text:span></text:p>
      <text:p text:style-name="P4"><text:tab/><text:tab/><text:span text:style-name="T3">1B.1 System prosi o ponowne podanie hasła</text:span></text:p>
      <text:p text:style-name="P4"><text:span text:style-name="T3"><text:tab/><text:tab/>1B.2 System prosi o zresetowanie hasła</text:span></text:p>
      <text:p text:style-name="P4"><text:span text:style-name="T3"><text:tab/>3A <text:s/>Brak dostępnych gier</text:span></text:p>
      <text:p text:style-name="P4"><text:span text:style-name="T3"><text:tab/><text:tab/>3A.1 System prosi o ponowienie próby za kilka minut</text:span></text:p>
      <text:p text:style-name="P4"><text:span text:style-name="T3"><text:tab/></text:span></text:p>
      <text:p text:style-name="P4"><text:span text:style-name="T3"><text:tab/>4A <text:s/>Niewystarczająca ilość pieniędzy na koncie</text:span></text:p>
      <text:p text:style-name="P4"><text:span text:style-name="T3"><text:tab/><text:tab/>4A.1 System informuje o braku środków na koncie</text:span></text:p>
      <text:p text:style-name="P4"><text:span text:style-name="T3"><text:tab/>4B <text:s/>Zły numer karty kredytowej</text:span></text:p>
      <text:p text:style-name="P4"><text:span text:style-name="T3"><text:tab/><text:tab/>4B.1 System prosi o ponowne podanie karty kredytowej</text:span></text:p>
      <text:p text:style-name="P4"><text:span text:style-name="T3"><text:tab/>4C <text:s/>Zablokowana karta kredytowa</text:span></text:p>
      <text:p text:style-name="P4"><text:span text:style-name="T3"><text:tab/><text:tab/>4C.1 System informuje o zablokowanej karcie kredytowej</text:span></text:p>
      <text:p text:style-name="P4"><text:span text:style-name="T3"><text:tab/>4D <text:s/>Brak dodanej karty kredytowej do konta</text:span></text:p>
      <text:p text:style-name="P4"><text:span text:style-name="T3"><text:tab/><text:tab/>4D.1 System prosi o dodanie karty kredytowej </text:span></text:p>
      <text:p text:style-name="P4"><text:span text:style-name="T3"><text:tab/>5A <text:s/>Awaria systemu</text:span></text:p>
      <text:p text:style-name="P4"><text:span text:style-name="T3"><text:tab/><text:tab/>5A.1 System informuje o awarii</text:span></text:p>
      <text:p text:style-name="P4"><text:span text:style-name="T3"><text:tab/>7A <text:s/>Klient przegrał</text:span></text:p>
      <text:p text:style-name="P4"><text:span text:style-name="T3"><text:tab/><text:tab/>7A.1 System informuje o przegranej</text:span></text:p>
      <text:p text:style-name="P4"><text:span text:style-name="T3"><text:tab/>7B <text:s/>Niewystarczająca ilość dostępnych funduszy</text:span></text:p>
      <text:p text:style-name="P4"><text:span text:style-name="T3"><text:tab/><text:tab/>7B.1 System informuje o chwilowym braku funduszy</text:span></text:p>
      <text:p text:style-name="P4"><text:span text:style-name="T3"><text:tab/>7C <text:s/>Awaria systemu</text:span></text:p>
      <text:p text:style-name="P4"><text:span text:style-name="T3"><text:tab/><text:tab/>7C.1 System informuje o awarii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5">UC2. Zawarcie umowy</text:p>
      <text:p text:style-name="P1"><text:tab/><text:span text:style-name="T1">Atrybuty: </text:span><text:span text:style-name="T2">aktor inicjujący: Klient</text:span></text:p>
      <text:p text:style-name="P1"><text:span text:style-name="T1">Główny scenariusz:</text:span></text:p>
      <text:list text:style-name="L5">
        <text:list-item>
          <text:p text:style-name="P3"><text:span text:style-name="T1">Klient zakłada konto w systemie</text:span></text:p>
        </text:list-item>
        <text:list-item>
          <text:p text:style-name="P3"><text:span text:style-name="T1">Klient potwierdza pełnoletność</text:span></text:p>
        </text:list-item>
        <text:list-item>
          <text:p text:style-name="P3"><text:span text:style-name="T1">Klient potwierdza regulamin przez system</text:span></text:p>
        </text:list-item>
        <text:list-item>
          <text:p text:style-name="P3"><text:span text:style-name="T1">Klient potwierdza warunki umowy przez system</text:span></text:p>
        </text:list-item>
      </text:list>
      <text:list text:continue-list="list3174217039" text:style-name="L2">
        <text:list-header>
          <text:p text:style-name="P2"><text:span text:style-name="T1"/></text:p>
        </text:list-header>
      </text:list>
      <text:p text:style-name="P1"><text:span text:style-name="T1">Rozszerzenia:</text:span></text:p>
      <text:p text:style-name="P4"><text:span text:style-name="T3"><text:s text:c="5"/><text:tab/>1A <text:s/>Nazwa użytkownika jest zajęta</text:span></text:p>
      <text:p text:style-name="P4"><text:span text:style-name="T3"><text:tab/><text:tab/></text:span><text:span text:style-name="T4">1A.1 System prosi o podanie innej nazwy użytkownika</text:span></text:p>
      <text:p text:style-name="P4"><text:span text:style-name="T3"><text:tab/>1B <text:s/>Konto z podanym adresem e-mail już istnieje</text:span></text:p>
      <text:p text:style-name="P4"><text:span text:style-name="T3"><text:tab/><text:tab/></text:span><text:span text:style-name="T4">1B.1 System informuje o istnieniu konta z tym adresem e-mail</text:span></text:p>
      <text:p text:style-name="P4"><text:span text:style-name="T3"><text:tab/>1C <text:s/>Za krótkie hasło</text:span></text:p>
      <text:p text:style-name="P4"><text:span text:style-name="T3"><text:tab/><text:tab/></text:span><text:span text:style-name="T4">1C.1 System informuje że hasło jest za krótkie</text:span></text:p>
      <text:p text:style-name="P4"><text:span text:style-name="T3"><text:tab/>1D <text:s/>Hasło nie zawiera dużych liter</text:span></text:p>
      <text:p text:style-name="P4"><text:span text:style-name="T3"><text:tab/><text:tab/></text:span><text:span text:style-name="T4">1D.1 System informuje o braku dużych liter</text:span></text:p>
      <text:p text:style-name="P4"><text:span text:style-name="T3"><text:tab/>1E <text:s/>Hasło nie zawiera znaków specjalnych</text:span></text:p>
      <text:p text:style-name="P4"><text:span text:style-name="T3"><text:tab/><text:tab/></text:span><text:span text:style-name="T4">1E.1 System informuje o braku znaków specjalnych</text:span></text:p>
      <text:p text:style-name="P4"><text:span text:style-name="T3"><text:tab/>2A <text:s/>Podany dokument jest nieważny</text:span></text:p>
      <text:p text:style-name="P4"><text:span text:style-name="T3"><text:tab/><text:tab/></text:span><text:span text:style-name="T4">2.A.1 System informuje o nieważności dokumentu</text:span></text:p>
      <text:p text:style-name="P4"><text:span text:style-name="T3"><text:tab/>2B <text:s/>Podany dokument jest fałszywy</text:span></text:p>
      <text:p text:style-name="P4"><text:span text:style-name="T3"><text:tab/><text:tab/></text:span><text:span text:style-name="T4">2.B.1 System informuje o sfałszowanym dokumencie</text:span></text:p>
      <text:p text:style-name="P4"><text:span text:style-name="T4"><text:tab/><text:tab/>2.B.2 System blokuje adres IP użytkownika</text:span></text:p>
      <text:p text:style-name="P4"><text:span text:style-name="T3"><text:tab/>2C <text:s/>Podany dokument jest uszkodzony</text:span></text:p>
      <text:p text:style-name="P4"><text:span text:style-name="T3"><text:tab/><text:tab/></text:span><text:span text:style-name="T4">2.C.1 System informuje o braku możliwości odczytania dokumentu</text:span></text:p>
      <text:p text:style-name="P4"><text:span text:style-name="T3"><text:tab/>2D <text:s/>Klient nie jest pełnoletni</text:span></text:p>
      <text:p text:style-name="P4"><text:span text:style-name="T3"><text:tab/><text:tab/></text:span><text:span text:style-name="T4">2.D.1 System informuje o braku pełnoletności</text:span></text:p>
      <text:p text:style-name="P4"><text:span text:style-name="T3"><text:tab/>3A <text:s/>Klient nie potwierdza regulaminu</text:span></text:p>
      <text:p text:style-name="P4"><text:span text:style-name="T3"><text:tab/><text:tab/></text:span><text:span text:style-name="T4">3A.1 System prosi o potwierdzenie regulaminu</text:span></text:p>
      <text:p text:style-name="P4"><text:span text:style-name="T3"><text:tab/>4A <text:s/>Klient nie potwierdza warunków umowy</text:span></text:p>
      <text:p text:style-name="P4"><text:span text:style-name="T3"><text:tab/><text:tab/></text:span><text:span text:style-name="T4">4A.1 System prosi o potwierdzenie umowy</text:span></text:p>
      <text:p text:style-name="P4"><text:span text:style-name="T3"><text:tab/></text:span></text:p>
      <text:list text:style-name="L4">
        <text:list-header>
          <text:p text:style-name="P6"><text:span text:style-name="T3"><text:s text:c="5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5:16:59.976000000</meta:creation-date>
    <dc:date>2025-03-12T16:09:53.041000000</dc:date>
    <meta:editing-duration>PT52M52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68" meta:word-count="363" meta:character-count="2471" meta:non-whitespace-character-count="2072"/>
  </office:meta>
</office:document-meta>
</file>